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6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12.5">
            <text:p>212,5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.04.2012</text:date>, <text:time>18:37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05T18:37:07.48</dc:date>
    <meta:print-date>1969-12-31T16:00:00Z</meta:print-date>
    <meta:editing-cycles>59</meta:editing-cycles>
    <meta:editing-duration>PT00H36M17S</meta:editing-duration>
    <meta:document-statistic meta:table-count="3" meta:cell-count="207" meta:object-count="0"/>
  </office:meta>
</office:document-meta>
</file>